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4.93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6.73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.075cm" svg:x="0cm" svg:y="4.46cm" presentation:class="title" presentation:user-transformed="true">
          <draw:text-box>
            <text:p><text:span text:style-name="T1">Div Count Problem</text:span><text:span text:style-name="T1"><text:line-break/></text:span><text:span text:style-name="T1"><text:line-break/></text:span><text:span text:style-name="T1">Compute number of integers divisible by k in range [a..b]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</text:p>
          </draw:text-box>
        </draw:frame>
        <draw:frame draw:style-name="gr2" draw:text-style-name="P2" draw:layer="layout" svg:width="27.305cm" svg:height="15.182cm" svg:x="0.235cm" svg:y="2.24cm">
          <draw:text-box>
            <text:p>Write a function:</text:p>
            <text:p/>
            <text:p><text:s text:c="4"/>def solution(A, B, K)</text:p>
            <text:p/>
            <text:p>that, given three integers A, B and K, returns the number of integers within the range [A..B] that are divisible by K, i.e.:</text:p>
            <text:p/>
            <text:p><text:s text:c="4"/>{ i : A ≤ i ≤ B, i mod K = 0 }</text:p>
            <text:p/>
            <text:p>For example, for A = 6, B = 11 and K = 2, your function should return 3, because there are three numbers divisible by 2 within the range [6..11], namely 6, 8 and 10.</text:p>
            <text:p/>
            <text:p>Write an efficient algorithm for the following assumptions:</text:p>
            <text:p><text:s text:c="8"/># A and B are integers within the range [0..2,000,000,000];</text:p>
            <text:p><text:s text:c="8"/># K is an integer within the range [1..2,000,000,000];</text:p>
            <text:p><text:s text:c="8"/># A ≤ B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de</text:p>
          </draw:text-box>
        </draw:frame>
        <draw:frame draw:style-name="gr3" draw:text-style-name="P2" draw:layer="layout" svg:width="19.685cm" svg:height="8.072cm" svg:x="0.635cm" svg:y="2.54cm">
          <draw:text-box>
            <text:p># you can write to stdout for debugging purposes, e.g.</text:p>
            <text:p># print("this is a debug message")</text:p>
            <text:p/>
            <text:p>from math import ceil, floor </text:p>
            <text:p/>
            <text:p>def solution(A, B, K):</text:p>
            <text:p><text:s text:c="4"/># Implement your solution here</text:p>
            <text:p><text:s text:c="4"/>start = ceil(A/K)</text:p>
            <text:p><text:s text:c="4"/>end = floor(B/K)</text:p>
            <text:p><text:s text:c="4"/>return end - start + 1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mplexity</text:p>
          </draw:text-box>
        </draw:frame>
        <draw:frame draw:style-name="gr4" draw:text-style-name="P2" draw:layer="layout" svg:width="11.43cm" svg:height="3.81cm" svg:x="0.635cm" svg:y="2.54cm">
          <draw:text-box>
            <text:p>Detected time complexity:</text:p>
            <text:p>O(1)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ests</text:p>
          </draw:text-box>
        </draw:frame>
        <draw:frame draw:style-name="gr5" draw:text-style-name="P2" draw:layer="layout" svg:width="19.685cm" svg:height="10.795cm" svg:x="0.235cm" svg:y="2.24cm">
          <draw:text-box>
            <text:p><text:span text:style-name="T2">Correctness tests</text:span></text:p>
            <text:p/>
            <text:p>simple</text:p>
            <text:p>A = 11, B = 345, K = 17</text:p>
            <text:p/>
            <text:p>minimal</text:p>
            <text:p>A = B in {0,1}, K = 11</text:p>
            <text:p/>
            <text:p>extreme_ifempty</text:p>
            <text:p>A = 10, B = 10, K in {5,7,20}</text:p>
            <text:p/>
            <text:p>extreme_endpoints</text:p>
            <text:p>verify handling of range endpoints, multiple runs</text:p>
          </draw:text-box>
        </draw:frame>
        <draw:frame draw:style-name="gr5" draw:text-style-name="P2" draw:layer="layout" svg:width="12.7cm" svg:height="10.795cm" svg:x="14.605cm" svg:y="2.24cm">
          <draw:text-box>
            <text:p text:style-name="P3"><text:span text:style-name="T2">Performance tests</text:span></text:p>
            <text:p text:style-name="P3"/>
            <text:p text:style-name="P3">big_values</text:p>
            <text:p text:style-name="P3">A = 100, B=123M+, K=2</text:p>
            <text:p text:style-name="P3"/>
            <text:p text:style-name="P3">big_values2</text:p>
            <text:p text:style-name="P3">A = 101, B = 123M+, K = 10K</text:p>
            <text:p text:style-name="P3"/>
            <text:p text:style-name="P3">big_values3</text:p>
            <text:p text:style-name="P3">A = 0, B = MAXINT, K in {1,MAXINT}</text:p>
            <text:p text:style-name="P3"/>
            <text:p text:style-name="P3">big_values4</text:p>
            <text:p text:style-name="P3">A, B, K in {1,MAXINT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7:58:25.682941083</meta:creation-date>
    <meta:editing-duration>PT6M6S</meta:editing-duration>
    <meta:editing-cycles>6</meta:editing-cycles>
    <meta:generator>LibreOffice/7.6.3.2$Linux_X86_64 LibreOffice_project/29d686fea9f6705b262d369fede658f824154cc0</meta:generator>
    <dc:title>Blue Curve</dc:title>
    <dc:date>2024-01-08T18:04:32.545592676</dc:date>
    <meta:document-statistic meta:object-count="55"/>
  </office:meta>
</office:document-meta>
</file>